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CF6090FFEEA059E.png" manifest:media-type="image/png"/>
  <manifest:file-entry manifest:full-path="Pictures/100000000000055600000300DFCBC4387EA2221E.png" manifest:media-type="image/png"/>
  <manifest:file-entry manifest:full-path="Pictures/10000000000005560000030072E3C5C276B9FDEA.png" manifest:media-type="image/png"/>
  <manifest:file-entry manifest:full-path="Pictures/10000000000005560000030047554F9179423332.png" manifest:media-type="image/png"/>
  <manifest:file-entry manifest:full-path="Pictures/10000000000005560000030064347C8C5CF067EE.png" manifest:media-type="image/png"/>
  <manifest:file-entry manifest:full-path="Pictures/1000000000000556000003004C57696C2B211CE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cd5"/>
    </style:style>
    <style:style style:name="P2" style:family="paragraph" style:parent-style-name="Standard">
      <style:text-properties officeooo:rsid="00111cd5" officeooo:paragraph-rsid="00133e96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11cd5" style:font-size-asian="15pt" style:font-size-complex="15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111cd5" style:font-size-asian="15pt" style:font-weight-asian="bold" style:font-size-complex="15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514cm, 10.201cm, 7.913cm, 11.68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35cm, 9.798cm, 5.761cm, 11.93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203cm, 13.818cm, 7.332cm, 8.12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824cm, 10.128cm, 4.311cm, 11.56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288cm, 14.129cm, 5.655cm, 11.45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251cm, 14.288cm, 5.456cm, 11.45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3">**</text:span><text:span text:style-name="T4">FCFS Scheduling**</text:span></text:p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1.727cm" svg:y="0.106cm" svg:width="13.31cm" svg:height="8.304cm" draw:z-index="0"><draw:image xlink:href="Pictures/10000000000005560000030064347C8C5CF067E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5" draw:name="Image2" text:anchor-type="paragraph" svg:x="2.831cm" svg:y="0.064cm" svg:width="11.603cm" svg:height="9.204cm" draw:z-index="4"><draw:image xlink:href="Pictures/10000000000005560000030072E3C5C276B9FDE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3" text:anchor-type="paragraph" svg:x="2.367cm" svg:y="0.22cm" svg:width="12.644cm" svg:height="8.957cm" draw:z-index="1"><draw:image xlink:href="Pictures/10000000000005560000030047554F917942333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tab/><text:tab/><text:tab/></text:p>
      <text:p text:style-name="P1"/>
      <text:p text:style-name="P2"><text:tab/><text:tab/><text:tab/><text:tab/> </text:p>
      <text:p text:style-name="P2"/>
      <text:p text:style-name="P2"/>
      <text:p text:style-name="P2"><text:s/><text:tab/><text:tab/><text:tab/><text:tab/><text:tab/><text:span text:style-name="T6">**SJF Scheduling**</text:span></text:p>
      <text:p text:style-name="P1"/>
      <text:p text:style-name="P1"/>
      <text:p text:style-name="P1"/>
      <text:p text:style-name="P1"><draw:frame draw:style-name="fr3" draw:name="Image4" text:anchor-type="paragraph" svg:x="1.804cm" svg:y="0.016cm" svg:width="14.238cm" svg:height="8.804cm" draw:z-index="2"><draw:image xlink:href="Pictures/1000000000000556000003004C57696C2B211CE0.png" xlink:type="simple" xlink:show="embed" xlink:actuate="onLoad"/></draw:frame></text:p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6" draw:name="Image6" text:anchor-type="paragraph" svg:x="2.895cm" svg:y="0.074cm" svg:width="10.873cm" svg:height="9.003cm" draw:z-index="5"><draw:image xlink:href="Pictures/100000000000055600000300DFCBC4387EA2221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5" text:anchor-type="paragraph" svg:x="2.332cm" svg:y="3.831cm" svg:width="12.203cm" svg:height="8.601cm" draw:z-index="3"><draw:image xlink:href="Pictures/1000000000000556000003002CF6090FFEEA059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3:10:10.895602411</meta:creation-date>
    <dc:date>2018-04-24T13:41:05.800651037</dc:date>
    <meta:editing-duration>P0D</meta:editing-duration>
    <meta:editing-cycles>1</meta:editing-cycles>
    <meta:document-statistic meta:table-count="0" meta:image-count="6" meta:object-count="0" meta:page-count="3" meta:paragraph-count="4" meta:word-count="4" meta:character-count="55" meta:non-whitespace-character-count="35"/>
    <meta:generator>LibreOffice/5.1.6.2$Linux_X86_64 LibreOffice_project/10m0$Build-2</meta:generator>
  </office:meta>
</office:document-meta>
</file>